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cm"/>
    </style:style>
    <style:style style:name="co2" style:family="table-column">
      <style:table-column-properties fo:break-before="auto" style:column-width="1.087cm"/>
    </style:style>
    <style:style style:name="co3" style:family="table-column">
      <style:table-column-properties fo:break-before="auto" style:column-width="1.47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style:font-name="Arial1" fo:language="en" fo:country="US" style:font-name-asian="Arial1" style:font-size-asian="6.80000019073486pt" style:language-asian="en" style:country-asian="US" style:font-name-complex="Arial1" style:font-size-complex="5.65000009536743pt" style:language-complex="en" style:country-complex="US"/>
    </style:style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  <style:style style:name="T6" style:family="text">
      <style:text-properties fo:color="#800000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>
            <text:p>zgony</text:p>
          </table:table-cell>
          <table:table-cell office:value-type="string">
            <text:p>prognoza</text:p>
          </table:table-cell>
          <table:table-cell office:value-type="string">
            <text:p>prognoza zaokr.</text:p>
          </table:table-cell>
          <table:table-cell office:value-type="string">
            <text:p>zgony nadmiarowe</text:p>
          </table:table-cell>
          <table:table-cell office:value-type="string">
            <text:p>Procent (spadek/wzrost w stos. Do prognozy)</text:p>
          </table:table-cell>
          <table:table-cell office:value-type="string">
            <text:p>dolna granica</text:p>
          </table:table-cell>
          <table:table-cell office:value-type="string">
            <text:p>górna granica</text:p>
          </table:table-cell>
          <table:table-cell office:value-type="string">
            <text:p>zgony powyżej górnej granicy</text:p>
          </table:table-cell>
          <table:table-cell office:value-type="string">
            <text:p>zgony powyżej dolnej granicy</text:p>
          </table:table-cell>
          <table:table-cell office:value-type="string">
            <text:p>procent powyżej górnej granicy</text:p>
          </table:table-cell>
        </table:table-row>
        <table:table-row table:style-name="ro1">
          <table:table-cell office:value-type="string">
            <text:p>DK</text:p>
          </table:table-cell>
          <table:table-cell office:value-type="float" office:value="2000">
            <text:p>2000</text:p>
          </table:table-cell>
          <table:table-cell office:value-type="float" office:value="57998">
            <text:p>5799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1">
            <text:p>2001</text:p>
          </table:table-cell>
          <table:table-cell office:value-type="float" office:value="58355">
            <text:p>5835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2">
            <text:p>2002</text:p>
          </table:table-cell>
          <table:table-cell office:value-type="float" office:value="58610">
            <text:p>58610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3">
            <text:p>2003</text:p>
          </table:table-cell>
          <table:table-cell office:value-type="float" office:value="57574">
            <text:p>5757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4">
            <text:p>2004</text:p>
          </table:table-cell>
          <table:table-cell office:value-type="float" office:value="55806">
            <text:p>55806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5">
            <text:p>2005</text:p>
          </table:table-cell>
          <table:table-cell office:value-type="float" office:value="54962">
            <text:p>5496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6">
            <text:p>2006</text:p>
          </table:table-cell>
          <table:table-cell office:value-type="float" office:value="55477">
            <text:p>55477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7">
            <text:p>2007</text:p>
          </table:table-cell>
          <table:table-cell office:value-type="float" office:value="55604">
            <text:p>5560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8">
            <text:p>2008</text:p>
          </table:table-cell>
          <table:table-cell office:value-type="float" office:value="54591">
            <text:p>5459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09">
            <text:p>2009</text:p>
          </table:table-cell>
          <table:table-cell office:value-type="float" office:value="54872">
            <text:p>5487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0">
            <text:p>2010</text:p>
          </table:table-cell>
          <table:table-cell office:value-type="float" office:value="54368">
            <text:p>5436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1">
            <text:p>2011</text:p>
          </table:table-cell>
          <table:table-cell office:value-type="float" office:value="52516">
            <text:p>52516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2">
            <text:p>2012</text:p>
          </table:table-cell>
          <table:table-cell office:value-type="float" office:value="52325">
            <text:p>5232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3">
            <text:p>2013</text:p>
          </table:table-cell>
          <table:table-cell office:value-type="float" office:value="52471">
            <text:p>5247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4">
            <text:p>2014</text:p>
          </table:table-cell>
          <table:table-cell office:value-type="float" office:value="51340">
            <text:p>51340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5">
            <text:p>2015</text:p>
          </table:table-cell>
          <table:table-cell office:value-type="float" office:value="52555">
            <text:p>52555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6">
            <text:p>2016</text:p>
          </table:table-cell>
          <table:table-cell office:value-type="float" office:value="52824">
            <text:p>52824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7">
            <text:p>2017</text:p>
          </table:table-cell>
          <table:table-cell office:value-type="float" office:value="53261">
            <text:p>53261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8">
            <text:p>2018</text:p>
          </table:table-cell>
          <table:table-cell office:value-type="float" office:value="55232">
            <text:p>55232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19">
            <text:p>2019</text:p>
          </table:table-cell>
          <table:table-cell office:value-type="float" office:value="53958">
            <text:p>53958</text:p>
          </table:table-cell>
          <table:table-cell table:number-columns-repeated="9"/>
        </table:table-row>
        <table:table-row table:style-name="ro1">
          <table:table-cell office:value-type="string">
            <text:p>DK</text:p>
          </table:table-cell>
          <table:table-cell office:value-type="float" office:value="2020">
            <text:p>2020</text:p>
          </table:table-cell>
          <table:table-cell office:value-type="float" office:value="54645">
            <text:p>54645</text:p>
          </table:table-cell>
          <table:table-cell table:formula="of:=FORECAST([.B22];[.$C$17:.$C$21];[.$B$17:.$B$21])" office:value-type="float" office:value="55130.2">
            <text:p>55130,2</text:p>
          </table:table-cell>
          <table:table-cell table:formula="of:=ROUND([.D22];0)" office:value-type="float" office:value="55130">
            <text:p>55130</text:p>
          </table:table-cell>
          <table:table-cell table:formula="of:=[.C22]-[.E22]" office:value-type="float" office:value="-485">
            <text:p>-485</text:p>
          </table:table-cell>
          <table:table-cell table:formula="of:=[.F22]/[.E22]*100" office:value-type="float" office:value="-0.879738799201886">
            <text:p>-0,8797387992</text:p>
          </table:table-cell>
          <table:table-cell table:formula="of:=ROUND([.F45]-[.F47];0)" office:value-type="float" office:value="51483">
            <text:p>51483</text:p>
          </table:table-cell>
          <table:table-cell table:formula="of:=ROUND([.F45]+[.F47];0)" office:value-type="float" office:value="58777">
            <text:p>58777</text:p>
          </table:table-cell>
          <table:table-cell table:formula="of:=[.C22]-[.I22]" office:value-type="float" office:value="-4132">
            <text:p>-4132</text:p>
          </table:table-cell>
          <table:table-cell table:formula="of:=[.C22]-[.H22]" office:value-type="float" office:value="3162">
            <text:p>3162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float" office:value="2021">
            <text:p>2021</text:p>
          </table:table-cell>
          <table:table-cell office:value-type="float" office:value="57152">
            <text:p>57152</text:p>
          </table:table-cell>
          <table:table-cell table:formula="of:=FORECAST([.B23];[.$C$17:.$C$21];[.$B$17:.$B$21])" office:value-type="float" office:value="55651.6">
            <text:p>55651,6</text:p>
          </table:table-cell>
          <table:table-cell table:formula="of:=ROUND([.D23];0)" office:value-type="float" office:value="55652">
            <text:p>55652</text:p>
          </table:table-cell>
          <table:table-cell table:formula="of:=[.C23]-[.E23]" office:value-type="float" office:value="1500">
            <text:p>1500</text:p>
          </table:table-cell>
          <table:table-cell table:formula="of:=[.F23]/[.E23]*100" office:value-type="float" office:value="2.69532092287788">
            <text:p>2,6953209229</text:p>
          </table:table-cell>
          <table:table-cell table:formula="of:=ROUND([.F54]-[.F56];0)" office:value-type="float" office:value="51440">
            <text:p>51440</text:p>
          </table:table-cell>
          <table:table-cell table:formula="of:=ROUND([.F54]+[.F56];0)" office:value-type="float" office:value="59863">
            <text:p>59863</text:p>
          </table:table-cell>
          <table:table-cell table:formula="of:=[.C23]-[.I23]" office:value-type="float" office:value="-2711">
            <text:p>-2711</text:p>
          </table:table-cell>
          <table:table-cell table:formula="of:=[.C23]-[.H23]" office:value-type="float" office:value="5712">
            <text:p>5712</text:p>
          </table:table-cell>
          <table:table-cell/>
        </table:table-row>
        <table:table-row table:style-name="ro1">
          <table:table-cell office:value-type="string">
            <text:p>DK</text:p>
          </table:table-cell>
          <table:table-cell office:value-type="float" office:value="2022">
            <text:p>2022</text:p>
          </table:table-cell>
          <table:table-cell office:value-type="float" office:value="59435">
            <text:p>59435</text:p>
          </table:table-cell>
          <table:table-cell table:formula="of:=FORECAST([.B24];[.$C$17:.$C$21];[.$B$17:.$B$21])" office:value-type="float" office:value="56173">
            <text:p>56173</text:p>
          </table:table-cell>
          <table:table-cell table:formula="of:=ROUND([.D24];0)" office:value-type="float" office:value="56173">
            <text:p>56173</text:p>
          </table:table-cell>
          <table:table-cell table:formula="of:=[.C24]-[.E24]" office:value-type="float" office:value="3262">
            <text:p>3262</text:p>
          </table:table-cell>
          <table:table-cell table:formula="of:=[.F24]/[.E24]*100" office:value-type="float" office:value="5.80706033147598">
            <text:p>5,8070603315</text:p>
          </table:table-cell>
          <table:table-cell table:formula="of:=ROUND([.F63]-[.F65];0)" office:value-type="float" office:value="51332">
            <text:p>51332</text:p>
          </table:table-cell>
          <table:table-cell table:formula="of:=ROUND([.F63]+[.F65];0)" office:value-type="float" office:value="61014">
            <text:p>61014</text:p>
          </table:table-cell>
          <table:table-cell table:formula="of:=[.C24]-[.I24]" office:value-type="float" office:value="-1579">
            <text:p>-1579</text:p>
          </table:table-cell>
          <table:table-cell table:formula="of:=[.C24]-[.H24]" office:value-type="float" office:value="8103">
            <text:p>8103</text:p>
          </table:table-cell>
          <table:table-cell/>
        </table:table-row>
        <table:table-row table:style-name="ro1">
          <table:table-cell/>
          <table:table-cell office:value-type="string">
            <text:p>suma</text:p>
          </table:table-cell>
          <table:table-cell table:formula="of:=SUM([.C22:.C24])" office:value-type="float" office:value="171232">
            <text:p>171232</text:p>
          </table:table-cell>
          <table:table-cell/>
          <table:table-cell table:formula="of:=SUM([.E22:.E24])" office:value-type="float" office:value="166955">
            <text:p>166955</text:p>
          </table:table-cell>
          <table:table-cell table:formula="of:=SUM([.F22:.F24])" office:value-type="float" office:value="4277">
            <text:p>4277</text:p>
          </table:table-cell>
          <table:table-cell table:formula="of:=[.F25]/[.E25]*100" office:value-type="float" office:value="2.56176814111587">
            <text:p>2,5617681411</text:p>
          </table:table-cell>
          <table:table-cell table:formula="of:=SUM([.H22:.H24])" office:value-type="float" office:value="154255">
            <text:p>154255</text:p>
          </table:table-cell>
          <table:table-cell table:formula="of:=SUM([.I22:.I24])" office:value-type="float" office:value="179654">
            <text:p>179654</text:p>
          </table:table-cell>
          <table:table-cell table:formula="of:=SUM([.J22:.J24])" office:value-type="float" office:value="-8422">
            <text:p>-8422</text:p>
          </table:table-cell>
          <table:table-cell table:formula="of:=SUM([.K22:.K24])" office:value-type="float" office:value="16977">
            <text:p>16977</text:p>
          </table:table-cell>
          <table:table-cell table:formula="of:=[.J25]/[.E25]*100" office:value-type="float" office:value="-5.04447306160343">
            <text:p>-5,0444730616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4"/>
          <table:table-cell table:number-matrix-columns-spanned="3" table:number-matrix-rows-spanned="6" table:formula="of:=LINEST([.C17:.C21];[.B17:.B21];1;1)" office:value-type="float" office:value="521.4">
            <text:p>521,4</text:p>
          </table:table-cell>
          <table:table-cell office:value-type="float" office:value="-998097.8">
            <text:p>-998097,8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50.090010464527">
            <text:p>250,0900104645</text:p>
          </table:table-cell>
          <table:table-cell office:value-type="float" office:value="504431.675098016">
            <text:p>504431,675098016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591647663838187">
            <text:p>0,5916476638</text:p>
          </table:table-cell>
          <table:table-cell office:value-type="float" office:value="790.854053118104">
            <text:p>790,854053118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4.34659688297026">
            <text:p>4,346596883</text:p>
          </table:table-cell>
          <table:table-cell office:value-type="float" office:value="3">
            <text:p>3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2718579.59997559">
            <text:p>2718579,59997559</text:p>
          </table:table-cell>
          <table:table-cell office:value-type="float" office:value="1876350.40002441">
            <text:p>1876350,40002441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stat t</text:p>
          </table:table-cell>
          <table:table-cell table:formula="of:=[.E27]/[.E28]" office:value-type="float" office:value="2.08484936696005">
            <text:p>2,084849367</text:p>
          </table:table-cell>
          <table:table-cell table:number-columns-repeated="7"/>
        </table:table-row>
        <table:table-row table:style-name="ro1">
          <table:table-cell table:number-columns-repeated="4"/>
          <table:table-cell table:formula="of:=TDIST(ABS([.$E$34]);[.$F$30];2)" office:value-type="float" office:value="0.128406495394967">
            <text:p>0,1284064954</text:p>
          </table:table-cell>
          <table:table-cell table:formula="of:=TDIST(ABS([.$E$34]);[.$F$30];1)" office:value-type="float" office:value="0.0642032476974837">
            <text:p>0,064203247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Calculations for 95% Prediction Interval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easurement</text:p>
          </table:table-cell>
          <table:table-cell office:value-type="string">
            <text:p>Symbol</text:p>
          </table:table-cell>
          <table:table-cell office:value-type="string">
            <text:p>Value</text:p>
          </table:table-cell>
          <table:table-cell office:value-type="string">
            <text:p>Comman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ample size</text:p>
          </table:table-cell>
          <table:table-cell office:value-type="string">
            <text:p>N</text:p>
          </table:table-cell>
          <table:table-cell table:formula="of:=ROWS([.B17:.B21])" office:value-type="float" office:value="5">
            <text:p>5</text:p>
          </table:table-cell>
          <table:table-cell office:value-type="string">
            <text:p>'=LICZBA.WIERSZY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Degrees of freedom</text:p>
          </table:table-cell>
          <table:table-cell office:value-type="string">
            <text:p>df</text:p>
          </table:table-cell>
          <table:table-cell table:formula="of:=[.F39]-2" office:value-type="float" office:value="3">
            <text:p>3</text:p>
          </table:table-cell>
          <table:table-cell office:value-type="string">
            <text:p>'=<text:span text:style-name="T1">F39</text:span>-2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X-bar</text:p>
          </table:table-cell>
          <table:table-cell/>
          <table:table-cell table:formula="of:=AVERAGE([.B17:.B21])" office:value-type="float" office:value="2017">
            <text:p>2017</text:p>
          </table:table-cell>
          <table:table-cell office:value-type="string">
            <text:p>'=ŚREDNIA(<text:span text:style-name="T1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tandard error</text:p>
          </table:table-cell>
          <table:table-cell office:value-type="string">
            <text:p>Se</text:p>
          </table:table-cell>
          <table:table-cell table:formula="of:=STEYX([.C17:.C21];[.B17:.B21])" office:value-type="float" office:value="790.854053118104">
            <text:p>790,8540531181</text:p>
          </table:table-cell>
          <table:table-cell office:value-type="string">
            <text:p>'=REGBŁSTD(<text:span text:style-name="T1">C17:C21</text:span>;<text:span text:style-name="T2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Squared deviations of x</text:p>
          </table:table-cell>
          <table:table-cell office:value-type="string">
            <text:p>Ssx</text:p>
          </table:table-cell>
          <table:table-cell table:formula="of:=DEVSQ([.B17:.B21])" office:value-type="float" office:value="10">
            <text:p>10</text:p>
          </table:table-cell>
          <table:table-cell office:value-type="string">
            <text:p>'=ODCH.KWADRATOWE(<text:span text:style-name="T1">C17:C21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2]" office:value-type="float" office:value="2020">
            <text:p>2020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2];[.C17:.C21];[.B17:.B21])" office:value-type="float" office:value="55130.2">
            <text:p>55130,20</text:p>
          </table:table-cell>
          <table:table-cell office:value-type="string">
            <text:p>'=REGLINX(<text:span text:style-name="T1">B22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46]*[.F42]*SQRT(1+1/[.F39]+([.F44]-[.F41])^2/[.F43])" office:value-type="float" office:value="3647.26296696065">
            <text:p>3647,2629669607</text:p>
          </table:table-cell>
          <table:table-cell office:value-type="string">
            <text:p>'=<text:span text:style-name="T1">F46</text:span>*<text:span text:style-name="T2">F42</text:span>*PIERWIASTEK(1+1/<text:span text:style-name="T3">F39</text:span>+(<text:span text:style-name="T4">F44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44]-[.F41])^2/[.F43])" office:value-type="float" office:value="1146.05640349854">
            <text:p>1146,0564034985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45]-[.F47]" office:value-type="float" office:value="51482.9370330393">
            <text:p>51482,9370330393</text:p>
          </table:table-cell>
          <table:table-cell office:value-type="string">
            <text:p>'=<text:span text:style-name="T1">F45</text:span>-<text:span text:style-name="T2">F47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45]+[.F47]" office:value-type="float" office:value="58777.4629669607">
            <text:p>58777,4629669607</text:p>
          </table:table-cell>
          <table:table-cell office:value-type="string">
            <text:p>'=<text:span text:style-name="T1">F45</text:span>+<text:span text:style-name="T2">F47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3]" office:value-type="float" office:value="2021">
            <text:p>2021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3];[.C17:.C21];[.B17:.B21])" office:value-type="float" office:value="55651.6">
            <text:p>55651,60</text:p>
          </table:table-cell>
          <table:table-cell office:value-type="string">
            <text:p>'=REGLINX(<text:span text:style-name="T1">B23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55]*[.F42]*SQRT(1+1/[.F39]+([.F53]-[.F41])^2/[.F43])" office:value-type="float" office:value="4211.49651156017">
            <text:p>4211,4965115602</text:p>
          </table:table-cell>
          <table:table-cell office:value-type="string">
            <text:p>'=<text:span text:style-name="T1">F54</text:span>*<text:span text:style-name="T2">F42</text:span>*PIERWIASTEK(1+1/<text:span text:style-name="T3">F39</text:span>+(<text:span text:style-name="T4">F52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53]-[.F41])^2/[.F43])" office:value-type="float" office:value="1323.35194613275">
            <text:p>1323,3519461328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54]-[.F56]" office:value-type="float" office:value="51440.1034884398">
            <text:p>51440,1034884398</text:p>
          </table:table-cell>
          <table:table-cell office:value-type="string">
            <text:p>'=<text:span text:style-name="T1">F53</text:span>-<text:span text:style-name="T2">F55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54]+[.F56]" office:value-type="float" office:value="59863.0965115602">
            <text:p>59863,0965115602</text:p>
          </table:table-cell>
          <table:table-cell office:value-type="string">
            <text:p>'=<text:span text:style-name="T1">F53</text:span>+<text:span text:style-name="T2">F55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Value of x for prediction</text:p>
          </table:table-cell>
          <table:table-cell office:value-type="string">
            <text:p>X</text:p>
          </table:table-cell>
          <table:table-cell table:style-name="ce1" table:formula="of:=[.B24]" office:value-type="float" office:value="2022">
            <text:p>2022,00</text:p>
          </table:table-cell>
          <table:table-cell office:value-type="string">
            <text:p>N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Forcast value of y</text:p>
          </table:table-cell>
          <table:table-cell/>
          <table:table-cell table:style-name="ce1" table:formula="of:=FORECAST([.B24];[.C17:.C21];[.B17:.B21])" office:value-type="float" office:value="56173">
            <text:p>56173,00</text:p>
          </table:table-cell>
          <table:table-cell office:value-type="string">
            <text:p>'=REGLINX(<text:span text:style-name="T1">B24</text:span>;<text:span text:style-name="T2">C17:C21</text:span>;<text:span text:style-name="T3">B17:B21</text:span>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Value of t-distribution</text:p>
          </table:table-cell>
          <table:table-cell/>
          <table:table-cell table:style-name="ce2" table:formula="of:=ABS(TINV(0.05;[.F40]))" office:value-type="float" office:value="3.18244630528371">
            <text:p>3,1824463053</text:p>
          </table:table-cell>
          <table:table-cell office:value-type="string">
            <text:p>'=MODUŁ.LICZBY(ROZKŁAD.T.ODW(0,05;<text:span text:style-name="T1">F40</text:span>))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Margin of error</text:p>
          </table:table-cell>
          <table:table-cell office:value-type="string">
            <text:p>E</text:p>
          </table:table-cell>
          <table:table-cell table:formula="of:=[.F64]*[.F42]*SQRT(1+1/[.F39]+([.F62]-[.F41])^2/[.F43])" office:value-type="float" office:value="4841.25871352058">
            <text:p>4841,2587135206</text:p>
          </table:table-cell>
          <table:table-cell office:value-type="string">
            <text:p>'=<text:span text:style-name="T1">F62</text:span>*<text:span text:style-name="T2">F42</text:span>*PIERWIASTEK(1+1/<text:span text:style-name="T3">F39</text:span>+(<text:span text:style-name="T4">F60</text:span>-<text:span text:style-name="T5">F41</text:span>)^2/<text:span text:style-name="T6">F43</text:span>)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tandard error of the model</text:p>
          </table:table-cell>
          <table:table-cell/>
          <table:table-cell table:formula="of:=[.F42]*SQRT(1+1/[.F39]+([.F62]-[.F41])^2/[.F43])" office:value-type="float" office:value="1521.23814484562">
            <text:p>1521,238144845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number-columns-repeated="3"/>
          <table:table-cell office:value-type="string">
            <text:p>Lower Bound</text:p>
          </table:table-cell>
          <table:table-cell/>
          <table:table-cell table:formula="of:=[.F63]-[.F65]" office:value-type="float" office:value="51331.7412864794">
            <text:p>51331,7412864794</text:p>
          </table:table-cell>
          <table:table-cell office:value-type="string">
            <text:p>'=<text:span text:style-name="T1">F61</text:span>-<text:span text:style-name="T2">F63</text:span>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>
            <text:p>Upper Bound</text:p>
          </table:table-cell>
          <table:table-cell/>
          <table:table-cell table:formula="of:=[.F63]+[.F65]" office:value-type="float" office:value="61014.2587135206">
            <text:p>61014,2587135206</text:p>
          </table:table-cell>
          <table:table-cell office:value-type="string">
            <text:p>'=<text:span text:style-name="T1">F61</text:span>+<text:span text:style-name="T2">F63</text:span>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 office:value-type="string">
            <text:p>Y-bar</text:p>
          </table:table-cell>
          <table:table-cell/>
          <table:table-cell table:formula="of:=AVERAGE([.C17:.C21])" office:value-type="float" office:value="53566">
            <text:p>5356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relative margin</text:p>
          </table:table-cell>
          <table:table-cell/>
          <table:table-cell table:formula="of:=[.F47]/[.F71]*100" office:value-type="float" office:value="6.80891417496295">
            <text:p>6,808914175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, 'DejaVu Sans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6">06.10.2023</text:date>, <text:time>11:31:0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10-06T11:31:03.92</dc:date>
    <dc:creator>Andrzej Bystrzycki</dc:creator>
    <meta:generator>OpenOffice.org/3.3$Win32 OpenOffice.org_project/330m20$Build-9567</meta:generator>
    <meta:editing-duration>PT25M34S</meta:editing-duration>
    <meta:editing-cycles>13</meta:editing-cycles>
    <meta:document-statistic meta:table-count="1" meta:cell-count="229" meta:object-count="0"/>
  </office:meta>
</office:document-meta>
</file>